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courier, monospace"/>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661cm" fo:margin-right="0cm" fo:text-align="start" style:justify-single-word="false" fo:orphans="2" fo:widows="2" fo:text-indent="0cm" style:auto-text-indent="false"/>
    </style:style>
    <style:style style:name="P2"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text-properties loext:padding="0cm" loext:border="none"/>
    </style:style>
    <style:style style:name="P3"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loext:padding="0cm" loext:border="none"/>
    </style:style>
    <style:style style:name="P4"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0.5pt" fo:letter-spacing="normal" fo:font-style="normal" fo:font-weight="normal" loext:padding="0cm" loext:border="none"/>
    </style:style>
    <style:style style:name="P5" style:family="paragraph" style:parent-style-name="Text_20_body" style:list-style-name="L1">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6" style:family="paragraph" style:parent-style-name="Text_20_body" style:list-style-name="L2">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7" style:family="paragraph" style:parent-style-name="Text_20_body" style:list-style-name="L3">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8" style:family="paragraph" style:parent-style-name="Heading_20_3">
      <style:text-properties fo:font-variant="normal" fo:text-transform="none" fo:color="#333333" style:font-name="Helvetica Neue" fo:font-size="18pt" fo:letter-spacing="normal" fo:font-style="normal" fo:font-weight="bold"/>
    </style:style>
    <style:style style:name="P9" style:family="paragraph" style:parent-style-name="Heading_20_4">
      <style:paragraph-properties fo:margin-left="0.661cm" fo:margin-right="0cm" fo:margin-top="0.265cm" fo:margin-bottom="0.265cm" loext:contextual-spacing="false" style:line-height-at-least="0.529cm" fo:text-align="start" style:justify-single-word="false" fo:orphans="2" fo:widows="2" fo:text-indent="0cm" style:auto-text-indent="false"/>
      <style:text-properties fo:font-variant="normal" fo:text-transform="none" fo:color="#333333" style:font-name="inherit" fo:font-size="15pt" fo:letter-spacing="normal" fo:font-style="normal" fo:font-weight="bold" loext:padding="0cm" loext:border="none"/>
    </style:style>
    <style:style style:name="T1" style:family="text">
      <style:text-properties fo:font-variant="normal" fo:text-transform="none" fo:color="#333333" style:font-name="Helvetica Neue" fo:font-size="10.5pt" fo:letter-spacing="normal" fo:font-style="normal" fo:font-weight="bold" loext:padding="0cm" loext:border="none"/>
    </style:style>
    <style:style style:name="T2" style:family="text">
      <style:text-properties fo:font-variant="normal" fo:text-transform="none" fo:color="#333333" style:font-name="Helvetica Neue" fo:font-size="10.5pt" fo:letter-spacing="normal" fo:font-style="normal" fo:font-weight="normal"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0.82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bookmark text:name="yui_3_15_0_3_1477479123017_298"/>1. Fasea - Praktika martxan jartzen</text:h>
      <text:section text:style-name="Sect1" text:name="yui_3_15_0_3_1477479123017_306">
        <text:p text:style-name="P1"/>
        <text:section text:style-name="Sect1" text:name="yui_3_15_0_3_1477479123017_305">
          <text:p text:style-name="P2">Praktikaren 1. fase honetan programaren oinarrizko funtzionalitatea nola programatu ikusiko dugu, tutorial baten bidez. Bertan, C lengoaiari sarreratxo baten ostean, objektuak kargatzen eta bistaratzen dituen programaren inplementazioa aztertuko da. </text:p>
          <text:h text:style-name="P9" text:outline-level="4">DERRIGORREZKO ATAZAK</text:h>
          <text:list xml:id="list3581729635711348935" text:style-name="L1">
            <text:list-item>
              <text:p text:style-name="P5">Hasierako kodean zenbait akats daude (tutorialaren dokumentuan azalduta daude); akats horiek zuzendu behar dira</text:p>
            </text:list-item>
            <text:list-item>
              <text:p text:style-name="P5">Tutorialean proposatzen diren ariketak (koloreak aldatu, etab.)</text:p>
            </text:list-item>
          </text:list>
          <text:h text:style-name="P9" text:outline-level="4">ATAZA-OSAGARRIAK</text:h>
          <text:list xml:id="list8392656501995454659" text:style-name="L2">
            <text:list-item>
              <text:p text:style-name="P6">Fasearen nota igotzeko zenbait hobekuntza plantea daitezke. Ona hemen adibide batzuk:</text:p>
              <text:list>
                <text:list-item>
                  <text:p text:style-name="P6">Sareta bat marraztu</text:p>
                </text:list-item>
                <text:list-item>
                  <text:p text:style-name="P6">Objektuen informazioa (zenbat erpin, aurpegi dituen, fitxategiaren izena, etab.) bistaratu, &lt;I,i&gt; tekla sakatzean</text:p>
                </text:list-item>
                <text:list-item>
                  <text:p text:style-name="P6">Terminalean bistaratzen diren mezuak lehioan bertan bistaratu, beheko zatian</text:p>
                </text:list-item>
              </text:list>
            </text:list-item>
          </text:list>
          <text:h text:style-name="P9" text:outline-level="4">ENTREGATU BEHAR DENA</text:h>
          <text:p text:style-name="P3">Fasea gainditzeko bi gauza entregatu behar da:</text:p>
          <text:list xml:id="list602835549920073665" text:style-name="L3">
            <text:list-item>
              <text:p text:style-name="P7"><text:span text:style-name="Strong_20_Emphasis"><text:span text:style-name="T1">Kodea</text:span></text:span><text:span text:style-name="T2"> (zuzenduta eta aldatuta), </text:span><text:span text:style-name="Strong_20_Emphasis"><text:span text:style-name="T1">ondo dokumentatuta</text:span></text:span><text:span text:style-name="T2"> eta tutorialean agertzen diren jarraibideak aintzat hartuz.</text:span></text:p>
            </text:list-item>
            <text:list-item>
              <text:p text:style-name="P7"><text:span text:style-name="Strong_20_Emphasis"><text:span text:style-name="T1">Testu dokumentu bat</text:span></text:span><text:span text:style-name="T2"> egin diren </text:span><text:span text:style-name="Strong_20_Emphasis"><text:span text:style-name="T1">aldaketak eta zuzenketak azalduz</text:span></text:span><text:span text:style-name="T2">. Programari hobekuntzaren bat gehitu baduzue, hori ere dokumentuan azaldu.</text:span></text:p>
            </text:list-item>
          </text:list>
          <text:p text:style-name="P3">Testu dokumentua TXT edo PDF fitxategi bat izan daiteke. Bertan, fasean burutu duzuen ataza bakoitza definitu behar da, zertan datzan deskribatuz eta nola egin duzuen azalduz. Esate baterako, programa dagoen 1. akatsa nola konpondu duzuen azaltzeko ondoko testua idatzi dezakezue:</text:p>
          <text:p text:style-name="P4">##########################################################</text:p>
          <text:p text:style-name="P4">### Errore #1: Segmentation fault objektuak ezabatzean ###</text:p>
          <text:p text:style-name="P4">##########################################################</text:p>
          <text:p text:style-name="P4">Azalpena</text:p>
          <text:p text:style-name="P4">--------</text:p>
          <text:p text:style-name="P4">Programan objekturik ez dagoenean, SUPR tekla sakatzean Segmentation Fault errorea jaurtitzen da.</text:p>
          <text:p text:style-name="P4">Konponketa</text:p>
          <text:p text:style-name="P4">---------</text:p>
          <text:p text:style-name="P4"><text:bookmark text:name="yui_3_15_0_3_1477479123017_304"/>Arazoa XXXX funtzioan dago, [AZALPENA]. Hau konpontzeko XXXX egin dugu.</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courier, monospace"/>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2:52:31.398542455</meta:creation-date>
    <dc:date>2016-10-26T12:53:07.041261119</dc:date>
    <meta:editing-duration>PT37S</meta:editing-duration>
    <meta:editing-cycles>1</meta:editing-cycles>
    <meta:document-statistic meta:table-count="0" meta:image-count="0" meta:object-count="0" meta:page-count="1" meta:paragraph-count="24" meta:word-count="220" meta:character-count="1767" meta:non-whitespace-character-count="1578"/>
    <meta:generator>LibreOffice/5.1.4.2$Linux_X86_64 LibreOffice_project/10m0$Build-2</meta:generator>
  </office:meta>
</office:document-meta>
</file>